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02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1.539in"/>
    </style:style>
    <style:style style:name="co9" style:family="table-column">
      <style:table-column-properties fo:break-before="auto" style:column-width="1.6898in"/>
    </style:style>
    <style:style style:name="co10" style:family="table-column">
      <style:table-column-properties fo:break-before="auto" style:column-width="1.2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ddress</text:p>
          </table:table-cell>
          <table:table-cell/>
          <table:table-cell office:value-type="string">
            <text:p>Left nibble</text:p>
          </table:table-cell>
          <table:table-cell office:value-type="string">
            <text:p>Right nibble</text:p>
          </table:table-cell>
          <table:table-cell office:value-type="string">
            <text:p>L12</text:p>
          </table:table-cell>
          <table:table-cell office:value-type="string">
            <text:p>L94</text:p>
          </table:table-cell>
          <table:table-cell office:value-type="string">
            <text:p>R16</text:p>
          </table:table-cell>
          <table:table-cell office:value-type="string">
            <text:p>R73</text:p>
          </table:table-cell>
          <table:table-cell office:value-type="string">
            <text:p>Selector 2</text:p>
          </table:table-cell>
          <table:table-cell table:number-columns-repeated="4"/>
          <table:table-cell office:value-type="string">
            <text:p>File-10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1 motif 3 copies</text:p>
          </table:table-cell>
          <table:table-cell office:value-type="string">
            <text:p>1 motif 4 copies</text:p>
          </table:table-cell>
          <table:table-cell office:value-type="string">
            <text:p>1 motif 10 copies</text:p>
          </table:table-cell>
          <table:table-cell office:value-type="string">
            <text:p>1 motif 123 copies</text:p>
          </table:table-cell>
          <table:table-cell office:value-type="string">
            <text:p>1 motif 3 copies R 13</text:p>
          </table:table-cell>
          <table:table-cell office:value-type="string">
            <text:p>Add motif 2 4 copies R50</text:p>
          </table:table-cell>
          <table:table-cell office:value-type="string">
            <text:p>Motif 2 posn R100</text:p>
          </table:table-cell>
        </table:table-row>
        <table:table-row table:style-name="ro1">
          <table:table-cell office:value-type="string">
            <text:p>07f0</text:p>
          </table:table-cell>
          <table:table-cell table:number-columns-repeated="3"/>
          <table:table-cell table:number-columns-repeated="6" office:value-type="float" office:value="10">
            <text:p>10</text:p>
          </table:table-cell>
          <table:table-cell/>
          <table:table-cell office:value-type="string">
            <text:p>L9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50">
            <text:p>50</text:p>
          </table:table-cell>
          <table:table-cell table:number-columns-repeated="3"/>
          <table:table-cell office:value-type="float" office:value="50">
            <text:p>50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4"/>
          <table:table-cell table:number-columns-repeated="6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f8</text:p>
          </table:table-cell>
          <table:table-cell office:value-type="string">
            <text:p>Motif 2 flags</text:p>
          </table:table-cell>
          <table:table-cell table:number-columns-repeated="2"/>
          <table:table-cell table:number-columns-repeated="9"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07f9</text:p>
          </table:table-cell>
          <table:table-cell office:value-type="string">
            <text:p>Motif 2 position</text:p>
          </table:table-cell>
          <table:table-cell table:number-columns-repeated="2"/>
          <table:table-cell table:number-columns-repeated="9"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07fa</text:p>
          </table:table-cell>
          <table:table-cell table:number-columns-repeated="3"/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fb</text:p>
          </table:table-cell>
          <table:table-cell table:number-columns-repeated="3"/>
          <table:table-cell table:number-columns-repeated="4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string">
            <text:p>07fc</text:p>
          </table:table-cell>
          <table:table-cell office:value-type="string">
            <text:p>Motif 1 position</text:p>
          </table:table-cell>
          <table:table-cell table:number-columns-repeated="2"/>
          <table:table-cell table:number-columns-repeated="4" office:value-type="float" office:value="80">
            <text:p>80</text:p>
          </table:table-cell>
          <table:table-cell table:style-name="ce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office:value-type="float" office:value="34">
            <text:p>3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07fd</text:p>
          </table:table-cell>
          <table:table-cell office:value-type="string">
            <text:p>Motif 1 info</text:p>
          </table:table-cell>
          <table:table-cell/>
          <table:table-cell office:value-type="string">
            <text:p>copies tens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07fe</text:p>
          </table:table-cell>
          <table:table-cell office:value-type="string">
            <text:p>Selector 1 flags</text:p>
          </table:table-cell>
          <table:table-cell office:value-type="string">
            <text:p>copies ones</text:p>
          </table:table-cell>
          <table:table-cell office:value-type="string">
            <text:p>8 = right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8">
            <text:p>38</text:p>
          </table:table-cell>
          <table:table-cell table:number-columns-repeated="2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07ff</text:p>
          </table:table-cell>
          <table:table-cell office:value-type="string">
            <text:p>Selector 1 position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3">
            <text:p>73</text:p>
          </table:table-cell>
          <table:table-cell table:number-columns-repeated="2" office:value-type="float" office:value="73">
            <text:p>7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2/16/2010</text:date>, <text:time>13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7-16T21:31:41</meta:creation-date>
    <dc:date>2010-12-16T13:31:48</dc:date>
    <meta:editing-duration>PT01H35M56S</meta:editing-duration>
    <meta:editing-cycles>5</meta:editing-cycles>
    <meta:generator>OpenOffice.org/3.2$Linux OpenOffice.org_project/320m19$Build-9505</meta:generator>
    <dc:creator>Steve Conklin</dc:cre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